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 fo:break-before="page"/>
    </style:style>
    <style:style style:name="P4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ext:p text:style-name="P2"/>
      <text:p text:style-name="P2"/>
      <text:p text:style-name="P2"/>
      <text:p text:style-name="P2"/>
      <text:p text:style-name="P2"/>
      <text:p text:style-name="P2"/>
      <text:p text:style-name="P1">Linux Kernel GDB tracepoint module (KGTP)</text:p>
      <text:p text:style-name="P1"/>
      <text:p text:style-name="P2"><text:a xlink:type="simple" xlink:href="https://code.google.com/p/kgtp/wiki/HOWTO">https://code.google.com/p/kgtp/wiki/HOWTO</text:a></text:p>
      <text:p text:style-name="P2">Update in 2013-06-26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awater </meta:initial-creator>
    <meta:creation-date>2013-07-10T15:57:57</meta:creation-date>
    <meta:generator>LibreOffice/3.5$Linux_X86_64 LibreOffice_project/350m1$Build-2</meta:generator>
    <dc:date>2013-07-10T16:02:18</dc:date>
    <dc:creator>teawater </dc:creator>
    <meta:editing-duration>PT1M48S</meta:editing-duration>
    <meta:editing-cycles>7</meta:editing-cycles>
    <meta:document-statistic meta:table-count="0" meta:image-count="0" meta:object-count="0" meta:page-count="2" meta:paragraph-count="3" meta:word-count="10" meta:character-count="102" meta:non-whitespace-character-count="95"/>
  </office:meta>
</office:document-meta>
</file>